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71000000FDF0D4599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in" style:contextual-spacing="false" fo:text-align="center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P2" style:family="paragraph" style:parent-style-name="Header">
      <style:paragraph-properties fo:margin-top="0in" fo:margin-bottom="0in" style:contextual-spacing="false"/>
      <style:text-properties style:font-name="Cambria" fo:font-size="8pt" style:font-name-asian="Times New Roman1" style:font-size-asian="8pt" style:language-asian="pt" style:country-asian="BR" style:font-name-complex="Times New Roman1" style:font-size-complex="8pt"/>
    </style:style>
    <style:style style:name="P3" style:family="paragraph" style:parent-style-name="Header">
      <style:paragraph-properties fo:margin-top="0in" fo:margin-bottom="0in" style:contextual-spacing="false"/>
      <style:text-properties style:font-name="Cambria" fo:font-size="8pt" officeooo:paragraph-rsid="00572c17" style:font-name-asian="Times New Roman1" style:font-size-asian="8pt" style:language-asian="pt" style:country-asian="BR" style:font-name-complex="Times New Roman1" style:font-size-complex="8pt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/>
      <style:text-properties style:font-name="Cambria" fo:font-size="14pt" style:text-underline-style="solid" style:text-underline-width="auto" style:text-underline-color="font-color" fo:font-weight="bold" officeooo:paragraph-rsid="0057d5e2" style:font-name-asian="Times New Roman1" style:font-size-asian="14pt" style:language-asian="pt" style:country-asian="BR" style:font-weight-asian="bold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50%"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Verdana1" fo:font-size="8pt" fo:font-weight="normal" style:font-name-asian="Calibri1" style:font-size-asian="8pt" style:font-weight-asian="normal" style:font-name-complex="Arial" style:font-size-complex="8pt" style:font-weight-complex="normal"/>
    </style:style>
    <style:style style:name="P7" style:family="paragraph" style:parent-style-name="Standard">
      <style:paragraph-properties fo:text-align="justify" style:justify-single-word="false"/>
      <style:text-properties officeooo:paragraph-rsid="002a7d31"/>
    </style:style>
    <style:style style:name="P8" style:family="paragraph" style:parent-style-name="Standard">
      <style:paragraph-properties fo:text-align="justify" style:justify-single-word="false"/>
      <style:text-properties officeooo:paragraph-rsid="005a4d51"/>
    </style:style>
    <style:style style:name="P9" style:family="paragraph" style:parent-style-name="Standard">
      <style:paragraph-properties fo:text-align="justify" style:justify-single-word="false"/>
      <style:text-properties officeooo:paragraph-rsid="005d443a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592793" officeooo:paragraph-rsid="00592793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592793" officeooo:paragraph-rsid="005a4d51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Courier New" fo:font-size="10pt" officeooo:paragraph-rsid="00666510" style:font-name-asian="Calibri1" style:font-size-asian="10pt" style:font-name-complex="Courier New1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Courier New" fo:font-size="12pt" fo:font-weight="bold" officeooo:rsid="00666510" officeooo:paragraph-rsid="00666510" style:font-name-asian="Calibri1" style:font-size-asian="10pt" style:font-weight-asian="bold" style:font-name-complex="Courier New1" style:font-size-complex="8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ourier New" fo:font-size="12pt" fo:font-weight="bold" officeooo:rsid="00684d1c" officeooo:paragraph-rsid="00684d1c" style:font-name-asian="Calibri1" style:font-size-asian="10pt" style:font-weight-asian="bold" style:font-name-complex="Courier New1" style:font-size-complex="8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2pt" fo:font-weight="bold" officeooo:rsid="00684d1c" officeooo:paragraph-rsid="00699a2c" style:font-name-asian="Calibri1" style:font-size-asian="10pt" style:font-weight-asian="bold" style:font-name-complex="Courier New1" style:font-size-complex="8pt" style:font-weight-complex="bold"/>
    </style:style>
    <style:style style:name="P16" style:family="paragraph" style:parent-style-name="Header">
      <style:paragraph-properties fo:text-align="center" style:justify-single-word="false"/>
    </style:style>
    <style:style style:name="P17" style:family="paragraph" style:parent-style-name="Footer">
      <style:text-properties style:font-name="Cambria" fo:font-size="5pt" style:font-size-asian="5pt" style:font-size-complex="5pt"/>
    </style:style>
    <style:style style:name="P18" style:family="paragraph" style:parent-style-name="Footer">
      <style:paragraph-properties fo:text-align="center" style:justify-single-word="false"/>
      <style:text-properties style:font-name="Cambria" fo:font-size="10pt" officeooo:rsid="0027bcaa" officeooo:paragraph-rsid="0027bcaa" style:font-size-asian="10pt" style:font-size-complex="10pt"/>
    </style:style>
    <style:style style:name="P19" style:family="paragraph" style:parent-style-name="Standard" style:list-style-name="L1">
      <style:paragraph-properties fo:text-align="justify" style:justify-single-word="false"/>
      <style:text-properties style:font-name="Verdana1" fo:font-size="8pt" fo:font-weight="normal" style:font-size-asian="8pt" style:font-weight-asian="normal" style:font-name-complex="Arial" style:font-size-complex="8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ize="12pt" fo:font-weight="bold" officeooo:rsid="008265b6" officeooo:paragraph-rsid="008265b6" style:font-name-asian="Calibri1" style:font-size-asian="10pt" style:font-weight-asian="bold" style:font-name-complex="Courier New1" style:font-size-complex="8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normal" officeooo:rsid="00592793" officeooo:paragraph-rsid="007bf670" style:font-style-asian="normal" style:font-style-complex="normal"/>
    </style:style>
    <style:style style:name="P22" style:family="paragraph" style:parent-style-name="Standard" style:master-page-name="Standard">
      <style:paragraph-properties fo:text-align="justify" style:justify-single-word="false" style:page-number="auto"/>
      <style:text-properties officeooo:paragraph-rsid="002a7d31"/>
    </style:style>
    <style:style style:name="P23" style:family="paragraph" style:parent-style-name="Text_20_body_20_indent" style:list-style-name="L1">
      <style:paragraph-properties fo:margin-top="0in" fo:margin-bottom="0in" style:contextual-spacing="false" fo:text-align="justify" style:justify-single-word="false"/>
      <style:text-properties style:font-name="Verdana1" fo:font-size="8pt" fo:font-weight="normal" style:font-size-asian="8pt" style:font-weight-asian="normal" style:font-name-complex="Arial" style:font-size-complex="8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officeooo:rsid="00572c17"/>
    </style:style>
    <style:style style:name="T2" style:family="text">
      <style:text-properties officeooo:rsid="005564df"/>
    </style:style>
    <style:style style:name="T3" style:family="text">
      <style:text-properties style:font-name="Cambria" fo:font-size="10pt" fo:font-weight="bold" style:font-size-asian="10pt" style:font-weight-asian="bold" style:font-name-complex="Arial" style:font-size-complex="10pt"/>
    </style:style>
    <style:style style:name="T4" style:family="text">
      <style:text-properties style:font-name="Cambria" fo:font-size="10pt" style:font-size-asian="10pt" style:font-name-complex="Arial" style:font-size-complex="10pt"/>
    </style:style>
    <style:style style:name="T5" style:family="text">
      <style:text-properties style:font-name="Cambria" fo:font-size="10pt" officeooo:rsid="005564df" style:font-size-asian="10pt" style:font-name-complex="Arial" style:font-size-complex="10pt"/>
    </style:style>
    <style:style style:name="T6" style:family="text">
      <style:text-properties style:font-name="Cambria" fo:font-size="10pt" officeooo:rsid="0079fc1a" style:font-size-asian="10pt" style:font-name-complex="Arial" style:font-size-complex="10pt"/>
    </style:style>
    <style:style style:name="T7" style:family="text">
      <style:text-properties style:font-name="Verdana"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Verdana" fo:font-size="9pt" fo:font-weight="bold" officeooo:rsid="004acffa" style:font-size-asian="9pt" style:font-weight-asian="bold" style:font-size-complex="9pt" style:font-weight-complex="bold"/>
    </style:style>
    <style:style style:name="T9" style:family="text">
      <style:text-properties style:font-name="Verdana" fo:font-size="9pt" fo:font-weight="bold" officeooo:rsid="005a4d51" style:font-size-asian="9pt" style:font-weight-asian="bold" style:font-size-complex="9pt" style:font-weight-complex="bold"/>
    </style:style>
    <style:style style:name="T10" style:family="text">
      <style:text-properties style:font-name="Verdana" fo:font-size="9pt" fo:font-weight="bold" style:font-name-asian="Calibri1" style:font-size-asian="9pt" style:font-weight-asian="bold" style:font-name-complex="Courier New1" style:font-size-complex="9pt" style:font-weight-complex="bold"/>
    </style:style>
    <style:style style:name="T11" style:family="text">
      <style:text-properties style:font-name="Verdana" fo:font-size="9pt" fo:font-weight="bold" officeooo:rsid="005a4d51" style:font-name-asian="Calibri1" style:font-size-asian="9pt" style:font-weight-asian="bold" style:font-name-complex="Courier New1" style:font-size-complex="9pt" style:font-weight-complex="bold"/>
    </style:style>
    <style:style style:name="T12" style:family="text">
      <style:text-properties style:font-name="Verdana" fo:font-size="9pt" fo:font-weight="bold" officeooo:rsid="005de789" style:font-name-asian="Calibri1" style:font-size-asian="9pt" style:font-weight-asian="bold" style:font-name-complex="Courier New1" style:font-size-complex="9pt" style:font-weight-complex="bold"/>
    </style:style>
    <style:style style:name="T13" style:family="text">
      <style:text-properties style:font-name="Verdana" fo:font-size="9pt" fo:font-weight="bold" officeooo:rsid="006d57f2" style:font-name-asian="Calibri1" style:font-size-asian="9pt" style:font-weight-asian="bold" style:font-name-complex="Courier New1" style:font-size-complex="9pt" style:font-weight-complex="bold"/>
    </style:style>
    <style:style style:name="T14" style:family="text">
      <style:text-properties style:font-name="Verdana" fo:font-size="9pt" fo:font-style="italic" fo:font-weight="normal" style:font-name-asian="Times New Roman1" style:font-size-asian="9pt" style:language-asian="pt" style:country-asian="BR" style:font-style-asian="italic" style:font-weight-asian="normal" style:font-name-complex="Times New Roman1" style:font-size-complex="8pt" style:font-weight-complex="normal"/>
    </style:style>
    <style:style style:name="T15" style:family="text">
      <style:text-properties style:font-name="Verdana" fo:font-size="9pt" fo:font-style="italic" fo:font-weight="normal" officeooo:rsid="0080ab50" style:font-name-asian="Times New Roman1" style:font-size-asian="9pt" style:language-asian="pt" style:country-asian="BR" style:font-style-asian="italic" style:font-weight-asian="normal" style:font-name-complex="Times New Roman1" style:font-size-complex="8pt" style:font-weight-complex="normal"/>
    </style:style>
    <style:style style:name="T16" style:family="text">
      <style:text-properties style:font-name="Verdana" fo:font-size="9pt" fo:font-style="italic" fo:font-weight="normal" officeooo:rsid="0044f162" style:font-name-asian="Times New Roman1" style:font-size-asian="9pt" style:language-asian="pt" style:country-asian="BR" style:font-style-asian="italic" style:font-weight-asian="normal" style:font-name-complex="Times New Roman1" style:font-size-complex="8pt" style:font-style-complex="normal" style:font-weight-complex="normal"/>
    </style:style>
    <style:style style:name="T17" style:family="text">
      <style:text-properties style:font-name="Verdana" fo:font-size="9pt" fo:font-style="italic" fo:font-weight="normal" officeooo:rsid="00684d1c" style:font-name-asian="Times New Roman1" style:font-size-asian="9pt" style:language-asian="pt" style:country-asian="BR" style:font-style-asian="italic" style:font-weight-asian="normal" style:font-name-complex="Times New Roman1" style:font-size-complex="8pt" style:font-style-complex="italic" style:font-weight-complex="normal"/>
    </style:style>
    <style:style style:name="T18" style:family="text">
      <style:text-properties style:font-name="Verdana" fo:font-size="9pt" fo:font-style="normal" fo:font-weight="normal" officeooo:rsid="00592793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19" style:family="text">
      <style:text-properties style:font-name="Verdana" fo:font-size="9pt" fo:font-style="normal" fo:font-weight="normal" officeooo:rsid="0044f162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0" style:family="text">
      <style:text-properties style:font-name="Verdana" fo:font-size="9pt" fo:font-style="normal" fo:font-weight="normal" officeooo:rsid="005b83e8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1" style:family="text">
      <style:text-properties style:font-name="Verdana" fo:font-size="9pt" fo:font-style="normal" fo:font-weight="normal" officeooo:rsid="005c6644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2" style:family="text">
      <style:text-properties style:font-name="Verdana" fo:font-size="9pt" fo:font-style="normal" fo:font-weight="normal" officeooo:rsid="00627ba7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3" style:family="text">
      <style:text-properties style:font-name="Verdana" fo:font-size="9pt" fo:font-style="normal" fo:font-weight="normal" officeooo:rsid="00652246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4" style:family="text">
      <style:text-properties style:font-name="Verdana" fo:font-size="9pt" fo:font-style="normal" fo:font-weight="normal" officeooo:rsid="0067bafd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5" style:family="text">
      <style:text-properties style:font-name="Verdana" fo:font-size="9pt" fo:font-style="normal" fo:font-weight="normal" officeooo:rsid="00684d1c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6" style:family="text">
      <style:text-properties style:font-name="Verdana" fo:font-size="9pt" fo:font-style="normal" fo:font-weight="normal" officeooo:rsid="006e49c2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7" style:family="text">
      <style:text-properties style:font-name="Verdana" fo:font-size="9pt" fo:font-style="normal" fo:font-weight="normal" officeooo:rsid="007031ea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8" style:family="text">
      <style:text-properties style:font-name="Verdana" fo:font-size="9pt" fo:font-style="normal" fo:font-weight="normal" officeooo:rsid="00713cb9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29" style:family="text">
      <style:text-properties style:font-name="Verdana" fo:font-size="9pt" fo:font-style="normal" fo:font-weight="normal" officeooo:rsid="00769861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30" style:family="text">
      <style:text-properties style:font-name="Verdana" fo:font-size="9pt" fo:font-style="normal" fo:font-weight="normal" officeooo:rsid="0080ab50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31" style:family="text">
      <style:text-properties style:font-name="Verdana" fo:font-size="9pt" fo:font-style="normal" fo:font-weight="normal" officeooo:rsid="00820270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32" style:family="text">
      <style:text-properties style:font-name="Verdana" fo:font-size="9pt" fo:font-style="normal" fo:font-weight="normal" officeooo:rsid="008265b6" style:font-name-asian="Times New Roman1" style:font-size-asian="9pt" style:language-asian="pt" style:country-asian="BR" style:font-style-asian="normal" style:font-weight-asian="normal" style:font-name-complex="Times New Roman1" style:font-size-complex="8pt" style:font-style-complex="normal" style:font-weight-complex="normal"/>
    </style:style>
    <style:style style:name="T33" style:family="text">
      <style:text-properties style:font-name="Verdana" fo:font-size="9pt" fo:font-style="normal" fo:font-weight="bold" officeooo:rsid="0044f162" style:font-name-asian="Calibri1" style:font-size-asian="9pt" style:language-asian="pt" style:country-asian="BR" style:font-style-asian="normal" style:font-weight-asian="bold" style:font-name-complex="Courier New1" style:font-size-complex="9pt" style:font-style-complex="normal" style:font-weight-complex="bold"/>
    </style:style>
    <style:style style:name="T34" style:family="text">
      <style:text-properties style:font-name="Verdana" fo:font-size="9pt" fo:font-style="normal" fo:font-weight="bold" officeooo:rsid="005d443a" style:font-name-asian="Calibri1" style:font-size-asian="9pt" style:language-asian="pt" style:country-asian="BR" style:font-style-asian="normal" style:font-weight-asian="bold" style:font-name-complex="Courier New1" style:font-size-complex="9pt" style:font-style-complex="normal" style:font-weight-complex="bold"/>
    </style:style>
    <style:style style:name="T35" style:family="text">
      <style:text-properties style:font-name="Verdana" fo:font-size="9pt" fo:font-style="normal" fo:font-weight="bold" officeooo:rsid="006cca65" style:font-name-asian="Calibri1" style:font-size-asian="9pt" style:language-asian="pt" style:country-asian="BR" style:font-style-asian="normal" style:font-weight-asian="bold" style:font-name-complex="Courier New1" style:font-size-complex="9pt" style:font-style-complex="normal" style:font-weight-complex="bold"/>
    </style:style>
    <style:style style:name="T36" style:family="text">
      <style:text-properties style:font-name="Verdana" fo:font-size="9pt" fo:font-weight="normal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37" style:family="text">
      <style:text-properties style:font-name="Verdana" fo:font-size="9pt" fo:font-weight="normal" officeooo:rsid="0044f162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38" style:family="text">
      <style:text-properties style:font-name="Verdana" fo:font-size="9pt" fo:font-weight="normal" officeooo:rsid="005a4d51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39" style:family="text">
      <style:text-properties style:font-name="Verdana" fo:font-size="9pt" fo:font-weight="normal" officeooo:rsid="007912dc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40" style:family="text">
      <style:text-properties style:font-name="Verdana" fo:font-size="9pt" fo:font-weight="normal" officeooo:rsid="007bf670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41" style:family="text">
      <style:text-properties style:font-name="Verdana" fo:font-size="9pt" fo:font-weight="normal" officeooo:rsid="007d2180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42" style:family="text">
      <style:text-properties style:font-name="Verdana" fo:font-size="9pt" fo:font-weight="normal" officeooo:rsid="007d92da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43" style:family="text">
      <style:text-properties style:font-name="Verdana" fo:font-size="9pt" fo:font-weight="normal" officeooo:rsid="007e709f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44" style:family="text">
      <style:text-properties style:font-name="Verdana" fo:font-size="9pt" fo:font-weight="normal" officeooo:rsid="007f1ab6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45" style:family="text">
      <style:text-properties style:font-name="Verdana" fo:font-size="9pt" fo:font-weight="normal" officeooo:rsid="007f4630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46" style:family="text">
      <style:text-properties style:font-name="Verdana" fo:font-size="9pt" fo:font-weight="normal" officeooo:rsid="0080a0a9" style:font-name-asian="Times New Roman1" style:font-size-asian="9pt" style:language-asian="pt" style:country-asian="BR" style:font-weight-asian="normal" style:font-name-complex="Times New Roman1" style:font-size-complex="8pt" style:font-weight-complex="normal"/>
    </style:style>
    <style:style style:name="T47" style:family="text">
      <style:text-properties officeooo:rsid="00666510"/>
    </style:style>
    <style:style style:name="T48" style:family="text">
      <style:text-properties officeooo:rsid="0067bafd"/>
    </style:style>
    <style:style style:name="T49" style:family="text">
      <style:text-properties officeooo:rsid="00684d1c"/>
    </style:style>
    <style:style style:name="T50" style:family="text">
      <style:text-properties officeooo:rsid="00699a2c"/>
    </style:style>
    <style:style style:name="T51" style:family="text">
      <style:text-properties officeooo:rsid="006afca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311in" svg:stroke-color="#000080" draw:stroke-linejoin="round" draw:fill="solid" draw:fill-color="#ffffff" draw:textarea-horizontal-align="center" draw:textarea-vertical-align="top" fo:padding-top="0.0154in" fo:padding-bottom="0.0154in" fo:padding-left="0.0154in" fo:padding-right="0.0154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8">1</text:span><text:span text:style-name="T7">) (Pontuação: </text:span><text:span text:style-name="T9">2,5</text:span><text:span text:style-name="T7"> pontos)</text:span><text:span text:style-name="T14"> </text:span><text:span text:style-name="T18">Assinale verdadeiro (V) ou fals</text:span><text:span text:style-name="T29">o</text:span><text:span text:style-name="T18"> (F) nas seguintes afirmativas</text:span><text:span text:style-name="T16">:</text:span></text:p>
      <text:p text:style-name="P7"/>
      <text:p text:style-name="P21"><text:span text:style-name="T37">( <text:s text:c="5"/></text:span><text:span text:style-name="T36">) <text:tab/></text:span><text:span text:style-name="T40">Uma herança permite </text:span><text:span text:style-name="T41">especificar membros que serão utilizados por outras </text:span><text:span text:style-name="T42">sub</text:span><text:span text:style-name="T41">classes.</text:span></text:p>
      <text:p text:style-name="P10"><text:span text:style-name="T37">( <text:s text:c="5"/></text:span><text:span text:style-name="T36">) <text:tab/></text:span><text:span text:style-name="T43">Uma função “get” define o estado de um atributo</text:span><text:span text:style-name="T36">.</text:span></text:p>
      <text:p text:style-name="P11"><text:span text:style-name="T37">( <text:s text:c="5"/></text:span><text:span text:style-name="T36">) <text:tab/></text:span><text:span text:style-name="T43">Utiliza-se</text:span><text:span text:style-name="T38"> </text:span><text:span text:style-name="T43">um destrutor para</text:span><text:span text:style-name="T38"> inicializar os atributos d</text:span><text:span text:style-name="T44">os</text:span><text:span text:style-name="T38"> objeto</text:span><text:span text:style-name="T44">s de uma classe</text:span><text:span text:style-name="T38">.</text:span></text:p>
      <text:p text:style-name="P11"><text:span text:style-name="T37">( <text:s text:c="5"/></text:span><text:span text:style-name="T38">) <text:tab/></text:span><text:span text:style-name="T45">Em uma relação de agregação, uma das classes é encontrada no sistema apenas como atributo da outra</text:span><text:span text:style-name="T38">.</text:span></text:p>
      <text:p text:style-name="P11"><text:span text:style-name="T37">( <text:s text:c="5"/></text:span><text:span text:style-name="T38">) <text:tab/></text:span><text:span text:style-name="T46">Membros “privados” não podem ser acessados dentro de métodos da mesma classe</text:span><text:span text:style-name="T38">.</text:span></text:p>
      <text:p text:style-name="P8"/>
      <text:p text:style-name="P8"/>
      <text:p text:style-name="P8"><text:span text:style-name="T11">2</text:span><text:span text:style-name="T10">) (Pontuação: </text:span><text:span text:style-name="T12">3,</text:span><text:span text:style-name="T13">5</text:span><text:span text:style-name="T10"> pontos)</text:span><text:span text:style-name="T14"> </text:span><text:span text:style-name="T30">Defina o</text:span><text:span text:style-name="T20"> </text:span><text:span text:style-name="T31">que é encapsulamento</text:span><text:span text:style-name="T19">. </text:span><text:span text:style-name="T22">Justifique </text:span><text:span text:style-name="T27">a necessidade</text:span><text:span text:style-name="T22">.</text:span></text:p>
      <text:p text:style-name="P8"/>
      <text:p text:style-name="P9"/>
      <text:p text:style-name="P9"><text:span text:style-name="T34">3</text:span><text:span text:style-name="T33">) (Pontuação: </text:span><text:span text:style-name="T35">4,0</text:span><text:span text:style-name="T33"> pontos)</text:span><text:span text:style-name="T16"> </text:span><text:span text:style-name="T22">O que está errado na classe abaixo? </text:span><text:span text:style-name="T23">Corrija e justifique. </text:span><text:span text:style-name="T24">Assuma a existência </text:span><text:span text:style-name="T28">d</text:span><text:span text:style-name="T24">a classe </text:span><text:span text:style-name="T32">Pessoa</text:span><text:span text:style-name="T24">, </text:span><text:span text:style-name="T25">seguindo regras de encapsulamento, sempre utilizando visibilidade </text:span><text:span text:style-name="T17">private </text:span><text:span text:style-name="T25">para atributos e </text:span><text:span text:style-name="T17">public </text:span><text:span text:style-name="T25">para métodos e construtores.</text:span></text:p>
      <text:p text:style-name="P9"/>
      <text:p text:style-name="P12"/>
      <text:p text:style-name="P20">class Funcionario: public Pessoa {</text:p>
      <text:p text:style-name="P20">private:<text:tab/></text:p>
      <text:p text:style-name="P20"><text:tab/>float salario;</text:p>
      <text:p text:style-name="P20"><text:tab/>int horas;</text:p>
      <text:p text:style-name="P20">public: </text:p>
      <text:p text:style-name="P20"><text:tab/>Funcionario(string cpf){</text:p>
      <text:p text:style-name="P20"><text:tab/><text:tab/>this-&gt;cpf = cpf;</text:p>
      <text:p text:style-name="P20"><text:tab/>}<text:tab/></text:p>
      <text:p text:style-name="P20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  <style:text-properties fo:language="en" fo:country="US" style:font-name-asian="SimSun" style:font-family-asian="SimSun" style:font-family-generic-asian="system" style:font-pitch-asian="variable" style:language-asian="zh" style:country-asian="C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3" style:display-name="Body Text 3" style:family="paragraph" style:parent-style-name="Standard" style:default-outline-level="">
      <style:paragraph-properties fo:margin-top="0in" fo:margin-bottom="0.0835in" style:contextual-spacing="false" fo:line-height="115%"/>
      <style:text-properties style:font-name="Calibri" fo:font-family="Calibri" style:font-family-generic="roman" style:font-pitch="variable" fo:font-size="8pt" style:font-size-asian="8pt" style:language-asian="en" style:country-asian="US" style:font-name-complex="Calibri1" style:font-family-complex="Calibri" style:font-family-generic-complex="system" style:font-pitch-complex="variable" style:font-size-complex="8pt"/>
    </style:style>
    <style:style style:name="Body_20_Text_20_2" style:display-name="Body Text 2" style:family="paragraph" style:parent-style-name="Standard" style:default-outline-level="">
      <style:paragraph-properties fo:margin-top="0in" fo:margin-bottom="0.0835in" style:contextual-spacing="false" fo:line-height="200%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Corpo_20_de_20_texto_20_Char" style:display-name="Corpo de texto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Rodapé_20_Char" style:display-name="Rodapé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t" style:country-asian="BR" style:font-name-complex="Tahoma1" style:font-family-complex="Tahoma" style:font-family-generic-complex="system" style:font-pitch-complex="variable" style:font-size-complex="8pt"/>
    </style:style>
    <style:style style:name="form1" style:family="text" style:parent-style-name="Default_20_Paragraph_20_Font">
      <style:text-properties fo:color="#333333" style:font-name="Verdana" fo:font-family="Verdana" style:font-family-generic="roman" style:font-pitch="variable" fo:font-size="7.5pt" style:font-size-asian="7.5pt" style:font-size-complex="7.5pt"/>
    </style:style>
    <style:style style:name="Recuo_20_de_20_corpo_20_de_20_texto_20_Char" style:display-name="Recuo de corpo de text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Corpo_20_de_20_texto_20_3_20_Char" style:display-name="Corpo de texto 3 Char" style:family="text" style:parent-style-name="Default_20_Paragraph_20_Font">
      <style:text-properties fo:font-size="8pt" style:font-size-asian="8pt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pple-converted-space" style:family="text" style:parent-style-name="Default_20_Paragraph_20_Font"/>
    <style:style style:name="texto1" style:family="text" style:parent-style-name="Default_20_Paragraph_20_Font">
      <style:text-properties fo:color="#202020" style:text-line-through-style="none" style:text-line-through-type="none" style:font-name="Verdana" fo:font-family="Verdana" style:font-family-generic="roman" style:font-pitch="variable" fo:font-size="7.5pt" style:text-underline-style="none" style:text-blinking="false" style:font-size-asian="7.5pt" style:font-size-complex="7.5pt"/>
    </style:style>
    <style:style style:name="Corpo_20_de_20_texto_20_2_20_Char" style:display-name="Corpo de texto 2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size="10pt" fo:font-style="normal" fo:font-weight="bold" style:font-size-asian="10pt" style:font-style-asian="normal" style:font-weight-asian="bold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Arial" style:font-family-complex="Aria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tyle="normal" fo:font-weight="bold" style:font-style-asian="normal" style:font-weight-asian="bold"/>
    </style:style>
    <style:style style:name="ListLabel_20_8" style:display-name="ListLabel 8" style:family="text">
      <style:text-properties fo:color="#ff0000"/>
    </style:style>
    <style:style style:name="ListLabel_20_9" style:display-name="ListLabel 9" style:family="text">
      <style:text-properties fo:color="#00000a" fo:font-size="8pt" fo:font-weight="bold" style:font-name-asian="Times New Roman1" style:font-family-asian="'Times New Roman'" style:font-family-generic-asian="system" style:font-pitch-asian="variable" style:font-size-asian="8pt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font-size="8pt" fo:font-weight="bold" style:font-size-asian="8pt" style:font-weight-asian="bold"/>
    </style:style>
    <style:style style:name="ListLabel_20_12" style:display-name="ListLabel 12" style:family="text">
      <style:text-properties fo:font-size="8pt" fo:font-weight="bold" style:font-size-asian="8pt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font-weight="normal" style:font-weight-asian="normal"/>
    </style:style>
    <style:style style:name="ListLabel_20_14" style:display-name="ListLabel 14" style:family="text">
      <style:text-properties fo:color="#00000a" fo:font-size="9pt" fo:font-weight="bold" style:font-size-asian="9pt" style:font-weight-asian="bold"/>
    </style:style>
    <style:style style:name="ListLabel_20_15" style:display-name="ListLabel 15" style:family="text">
      <style:text-properties fo:font-size="10pt" fo:font-weight="bold" style:font-size-asian="10pt" style:font-weight-asian="bold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2" style:num-suffix=")" style:num-format="a">
        <style:list-level-properties text:list-level-position-and-space-mode="label-alignment">
          <style:list-level-label-alignment text:label-followed-by="listtab" text:list-tab-stop-position="0.1972in" fo:text-indent="-0.1965in" fo:margin-left="0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0.25in" fo:text-indent="-0.2362in" fo:margin-left="0.236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894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394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4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4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894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4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4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394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4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9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0.498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98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98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0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1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13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5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4709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9709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709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709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4709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709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709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9709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70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2543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4898in" fo:margin-left="0.99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4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4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254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4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4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3.754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4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8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4813in" fo:margin-left="-0.075in" fo:margin-top="0in" fo:margin-bottom="0in" table:align="left" style:writing-mode="lr-tb"/>
    </style:style>
    <style:style style:name="Table1.A" style:family="table-column">
      <style:table-column-properties style:column-width="1.3535in"/>
    </style:style>
    <style:style style:name="Table1.B" style:family="table-column">
      <style:table-column-properties style:column-width="6.12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Header">
      <style:paragraph-properties fo:margin-top="0in" fo:margin-bottom="0in" style:contextual-spacing="false" fo:text-align="center" style:justify-single-word="false"/>
      <style:text-properties style:font-name="Times New Roman" style:font-name-asian="Times New Roman1" style:language-asian="pt" style:country-asian="BR" style:font-name-complex="Times New Roman1" style:font-size-complex="10pt"/>
    </style:style>
    <style:style style:name="MP2" style:family="paragraph" style:parent-style-name="Header">
      <style:paragraph-properties fo:margin-top="0in" fo:margin-bottom="0in" style:contextual-spacing="false"/>
      <style:text-properties style:font-name="Cambria" fo:font-size="8pt" style:font-name-asian="Times New Roman1" style:font-size-asian="8pt" style:language-asian="pt" style:country-asian="BR" style:font-name-complex="Times New Roman1" style:font-size-complex="8pt"/>
    </style:style>
    <style:style style:name="MP3" style:family="paragraph" style:parent-style-name="Header">
      <style:paragraph-properties fo:margin-top="0in" fo:margin-bottom="0in" style:contextual-spacing="false"/>
      <style:text-properties style:font-name="Cambria" fo:font-size="8pt" officeooo:paragraph-rsid="00572c17" style:font-name-asian="Times New Roman1" style:font-size-asian="8pt" style:language-asian="pt" style:country-asian="BR" style:font-name-complex="Times New Roman1" style:font-size-complex="8pt"/>
    </style:style>
    <style:style style:name="MP4" style:family="paragraph" style:parent-style-name="Header">
      <style:paragraph-properties fo:margin-top="0in" fo:margin-bottom="0in" style:contextual-spacing="false" fo:text-align="center" style:justify-single-word="false"/>
      <style:text-properties style:font-name="Cambria" fo:font-size="14pt" style:text-underline-style="solid" style:text-underline-width="auto" style:text-underline-color="font-color" fo:font-weight="bold" officeooo:paragraph-rsid="0057d5e2" style:font-name-asian="Times New Roman1" style:font-size-asian="14pt" style:language-asian="pt" style:country-asian="BR" style:font-weight-asian="bold" style:font-name-complex="Times New Roman1" style:font-size-complex="14pt"/>
    </style:style>
    <style:style style:name="MP5" style:family="paragraph" style:parent-style-name="Standard">
      <style:paragraph-properties fo:margin-top="0.0835in" fo:margin-bottom="0in" style:contextual-spacing="false" fo:line-height="150%" fo:text-align="justify" style:justify-single-word="false"/>
    </style:style>
    <style:style style:name="MP6" style:family="paragraph">
      <style:paragraph-properties fo:text-align="center"/>
    </style:style>
    <style:style style:name="MP7" style:family="paragraph" style:parent-style-name="Standard">
      <style:paragraph-properties fo:text-align="justify" style:justify-single-word="false"/>
      <style:text-properties style:font-name="Verdana1" fo:font-size="8pt" fo:font-weight="normal" style:font-name-asian="Calibri1" style:font-size-asian="8pt" style:font-weight-asian="normal" style:font-name-complex="Arial" style:font-size-complex="8pt" style:font-weight-complex="normal"/>
    </style:style>
    <style:style style:name="MP8" style:family="paragraph" style:parent-style-name="Standard" style:list-style-name="ML1">
      <style:paragraph-properties fo:text-align="justify" style:justify-single-word="false"/>
      <style:text-properties style:font-name="Verdana1" fo:font-size="8pt" fo:font-weight="normal" style:font-size-asian="8pt" style:font-weight-asian="normal" style:font-name-complex="Arial" style:font-size-complex="8pt" style:font-weight-complex="normal"/>
    </style:style>
    <style:style style:name="MP9" style:family="paragraph" style:parent-style-name="Text_20_body_20_indent" style:list-style-name="ML1">
      <style:paragraph-properties fo:margin-top="0in" fo:margin-bottom="0in" style:contextual-spacing="false" fo:text-align="justify" style:justify-single-word="false"/>
      <style:text-properties style:font-name="Verdana1" fo:font-size="8pt" fo:font-weight="normal" style:font-size-asian="8pt" style:font-weight-asian="normal" style:font-name-complex="Arial" style:font-size-complex="8pt" style:font-weight-complex="normal"/>
    </style:style>
    <style:style style:name="MP10" style:family="paragraph" style:parent-style-name="Header">
      <style:paragraph-properties fo:text-align="center" style:justify-single-word="false"/>
    </style:style>
    <style:style style:name="MP11" style:family="paragraph" style:parent-style-name="Footer">
      <style:text-properties style:font-name="Cambria" fo:font-size="5pt" style:font-size-asian="5pt" style:font-size-complex="5pt"/>
    </style:style>
    <style:style style:name="MP12" style:family="paragraph" style:parent-style-name="Footer">
      <style:paragraph-properties fo:text-align="center" style:justify-single-word="false"/>
      <style:text-properties style:font-name="Cambria" fo:font-size="10pt" officeooo:rsid="0027bcaa" officeooo:paragraph-rsid="0027bcaa" style:font-size-asian="10pt" style:font-size-complex="10pt"/>
    </style:style>
    <style:style style:name="MT1" style:family="text">
      <style:text-properties officeooo:rsid="00572c17"/>
    </style:style>
    <style:style style:name="MT2" style:family="text">
      <style:text-properties officeooo:rsid="005564df"/>
    </style:style>
    <style:style style:name="MT3" style:family="text">
      <style:text-properties style:font-name="Cambria" fo:font-size="10pt" fo:font-weight="bold" style:font-size-asian="10pt" style:font-weight-asian="bold" style:font-name-complex="Arial" style:font-size-complex="10pt"/>
    </style:style>
    <style:style style:name="MT4" style:family="text">
      <style:text-properties style:font-name="Cambria" fo:font-size="10pt" style:font-size-asian="10pt" style:font-name-complex="Arial" style:font-size-complex="10pt"/>
    </style:style>
    <style:style style:name="MT5" style:family="text">
      <style:text-properties style:font-name="Cambria" fo:font-size="10pt" officeooo:rsid="005564df" style:font-size-asian="10pt" style:font-name-complex="Arial" style:font-size-complex="10pt"/>
    </style:style>
    <style:style style:name="MT6" style:family="text">
      <style:text-properties style:font-name="Cambria" fo:font-size="10pt" officeooo:rsid="0079fc1a" style:font-size-asian="10pt" style:font-name-complex="Arial" style:font-size-complex="10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Mgr1" style:family="graphic">
      <style:graphic-properties draw:stroke="solid" svg:stroke-width="0.0311in" svg:stroke-color="#000080" draw:stroke-linejoin="round" draw:fill="solid" draw:fill-color="#ffffff" draw:textarea-horizontal-align="center" draw:textarea-vertical-align="top" fo:padding-top="0.0154in" fo:padding-bottom="0.0154in" fo:padding-left="0.0154in" fo:padding-right="0.0154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3937in" fo:margin-right="0.3937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draw:frame draw:style-name="Mfr1" draw:name="Imagem 6" text:anchor-type="as-char" svg:width="0.8752in" svg:height="0.6047in" draw:z-index="0"><draw:image xlink:href="Pictures/1000020000000171000000FDF0D45991.png" xlink:type="simple" xlink:show="embed" xlink:actuate="onLoad"/><svg:desc>uni25</svg:desc></draw:frame></text:p>
            </table:table-cell>
            <table:table-cell table:style-name="Table1.A1" office:value-type="string">
              <text:p text:style-name="MP2">Universidade do Vale do Itajaí </text:p>
              <text:p text:style-name="MP2">Centro de Ciências Tecnológicas da Terra e do Mar</text:p>
              <text:p text:style-name="MP3">Engenharia <text:span text:style-name="MT1">da Computação</text:span> <text:s text:c="37"/></text:p>
              <text:p text:style-name="MP3">Disciplina: <text:span text:style-name="MT1">Programação Orientada a Objetos</text:span> </text:p>
              <text:p text:style-name="MP3">Professor: Rafael de Santiago</text:p>
              <text:p text:style-name="MP4">Prova <text:span text:style-name="MT2">1</text:span></text:p>
            </table:table-cell>
          </table:table-row>
        </table:table>
        <text:p text:style-name="MP5"><draw:line text:anchor-type="paragraph" draw:z-index="1" draw:name="Line 2" draw:style-name="Mgr1" draw:text-style-name="MP6" svg:x1="-0.0244in" svg:y1="0.3055in" svg:x2="7.513in" svg:y2="0.3055in"><text:p/></draw:line><text:span text:style-name="MT3">Aluno(a)</text:span><text:span text:style-name="MT4">:______________________________________________________________ </text:span><text:span text:style-name="MT3">Data</text:span><text:span text:style-name="MT4">: </text:span><text:span text:style-name="MT5">0</text:span><text:span text:style-name="MT6">6</text:span><text:span text:style-name="MT4">/</text:span><text:span text:style-name="MT6">09</text:span><text:span text:style-name="MT4">/201</text:span><text:span text:style-name="MT5">6 </text:span><text:span text:style-name="MT3">Nota</text:span><text:span text:style-name="MT4">: ________</text:span></text:p>
        <text:p text:style-name="MP7">Orientações Gerais:</text:p>
        <text:list xml:id="list7708400431151527714" text:style-name="ML1">
          <text:list-item>
            <text:p text:style-name="MP8">Leia com muita atenção o enunciado das questões, atendendo ao que se pede.</text:p>
          </text:list-item>
          <text:list-item>
            <text:p text:style-name="MP8">Saiba que: Conforme parágrafo 5º, do artigo 109 do Regimento Geral da UNIVALI, “atribuir-se-á nota zero ao aluno que deixar de submeter-se à avaliação prevista na data fixada, bem como nela utilizar algum meio fraudulento”.</text:p>
          </text:list-item>
          <text:list-item>
            <text:p text:style-name="MP9">Conforme o plano de ensino apresentado no início do semestre, esta atividade de avaliação considerará os seguintes critérios, em todas as questões: Organização; Raciocínio lógico; Desenvolvimento e estruturação dos códigos; Solução apropriada ao problema.</text:p>
          </text:list-item>
        </text:list>
        <text:p text:style-name="MP10"><draw:line text:anchor-type="paragraph" draw:z-index="2" draw:name="Line 5" draw:style-name="Mgr1" draw:text-style-name="MP6" svg:x1="-0.0138in" svg:y1="0.0681in" svg:x2="7.5236in" svg:y2="0.0681in"><text:p/></draw:line></text:p>
      </style:header>
      <style:footer>
        <text:p text:style-name="MP11"><draw:line text:anchor-type="paragraph" draw:z-index="3" draw:name="Line 6" draw:style-name="Mgr1" draw:text-style-name="MP6" svg:x1="-0.0764in" svg:y1="0.0646in" svg:x2="7.461in" svg:y2="0.0646in"><text:p/></draw:line></text:p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is</meta:initial-creator>
    <meta:editing-cycles>167</meta:editing-cycles>
    <meta:print-date>2015-10-16T09:19:38.422414639</meta:print-date>
    <meta:creation-date>2014-05-19T00:30:00</meta:creation-date>
    <dc:date>2016-09-06T10:19:03.598504992</dc:date>
    <meta:editing-duration>PT3H34M23S</meta:editing-duration>
    <meta:generator>LibreOffice/4.2.8.2$Linux_X86_64 LibreOffice_project/420m0$Build-2</meta:generator>
    <meta:document-statistic meta:table-count="1" meta:image-count="1" meta:object-count="0" meta:page-count="1" meta:paragraph-count="29" meta:word-count="270" meta:character-count="1883" meta:non-whitespace-character-count="156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